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center" style:justify-single-word="false"/>
      <style:text-properties officeooo:paragraph-rsid="001e0080"/>
    </style:style>
    <style:style style:name="P3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6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officeooo:rsid="001e0080" officeooo:paragraph-rsid="001e0080" fo:background-color="transparent"/>
    </style:style>
    <style:style style:name="P8" style:family="paragraph">
      <style:paragraph-properties fo:text-align="center"/>
    </style:style>
    <style:style style:name="T1" style:family="text">
      <style:text-properties officeooo:rsid="001e91c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line text:anchor-type="paragraph" draw:z-index="0" draw:name="Linie 1" draw:style-name="gr1" draw:text-style-name="P8" svg:x1="0.042cm" svg:y1="1.405cm" svg:x2="17.267cm" svg:y2="1.406cm"><text:p/></draw:line><text:span text:style-name="T1">Objekorientierung</text:span>:</text:h>
      <text:p text:style-name="P2"/>
      <text:p text:style-name="P2"/>
      <text:p text:style-name="P6">Aufgabe 1:</text:p>
      <text:p text:style-name="P6"/>
      <text:p text:style-name="P4">Erstelle eine Klasse Phone mit den Attributen:</text:p>
      <text:p text:style-name="P5"/>
      <text:p text:style-name="P5">marke : String, model : String, color : String und battery : int</text:p>
      <text:p text:style-name="P5"><text:s/></text:p>
      <text:p text:style-name="P5"><text:s/></text:p>
      <text:p text:style-name="P5">Die folgenden Funktionen sollen erstellt werden:</text:p>
      <text:p text:style-name="P5"><text:s/></text:p>
      <text:p text:style-name="P5">get_battery_status () : int</text:p>
      <text:p text:style-name="P5">print_phone_infos() : void</text:p>
      <text:p text:style-name="P5">reduce_battery_by (number : int) : void </text:p>
      <text:p text:style-name="P5">charge_battery_by(numver : int) : void</text:p>
      <text:p text:style-name="P5"><text:s/></text:p>
      <text:p text:style-name="P5">und dem konstruktor Phone (make : String, model : String , color : String)</text:p>
      <text:p text:style-name="P5"><text:s/></text:p>
      <text:p text:style-name="P5">Ein Phone hat zu Beginn 100 % akku</text:p>
      <text:p text:style-name="P5"/>
      <text:p text:style-name="P5"/>
      <text:p text:style-name="P5">Erstelle dann eine Testklasse und lade das Handy auf. Hol dir den Batteriestatus und reduziere den Akkustand.</text:p>
      <text:p text:style-name="P5">Am Ende rufe die Funktion print_phone_infos () auf um alle Infos zum Handy an der Konsole auszugeben.</text:p>
      <text:p text:style-name="P5"/>
      <text:p text:style-name="P5"/>
      <text:p text:style-name="P5">Ergaenzung:</text:p>
      <text:p text:style-name="P5"/>
      <text:p text:style-name="P5">Erga<text:span text:style-name="T1">e</text:span>nze der Klasse um eine ArrayListe. Jedes Mal wenn ein Phone erzeugt wird, soll der Name der Phone Modells der ArrayListe hinzugefuegt werden.</text:p>
      <text:p text:style-name="P5">* Rufe ueber die Klasse dann die ArrayListe mit aller erstellten Phones auf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4T00:16:10.901885965</dc:date>
    <meta:editing-duration>PT2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47" meta:character-count="921" meta:non-whitespace-character-count="783"/>
  </office:meta>
</office:document-meta>
</file>